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6.18cm" fo:margin-left="-0.191cm" table:align="left" style:writing-mode="lr-tb"/>
    </style:style>
    <style:style style:name="Table1.A" style:family="table-column">
      <style:table-column-properties style:column-width="8.689cm"/>
    </style:style>
    <style:style style:name="Table1.B" style:family="table-column">
      <style:table-column-properties style:column-width="1.067cm"/>
    </style:style>
    <style:style style:name="Table1.C" style:family="table-column">
      <style:table-column-properties style:column-width="6.424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P1" style:family="paragraph" style:parent-style-name="Standard">
      <style:paragraph-properties fo:text-align="end" style:justify-single-word="false" fo:orphans="0" fo:widows="0">
        <style:tab-stops>
          <style:tab-stop style:position="4.327cm"/>
          <style:tab-stop style:position="10.913cm"/>
        </style:tab-stops>
      </style:paragraph-properties>
    </style:style>
    <style:style style:name="P2" style:family="paragraph" style:parent-style-name="Standard">
      <style:paragraph-properties fo:text-align="justify" style:justify-single-word="false" fo:orphans="0" fo:widows="0">
        <style:tab-stops>
          <style:tab-stop style:position="1.958cm"/>
        </style:tab-stops>
      </style:paragraph-properties>
      <style:text-properties fo:color="#00000a" style:language-asian="ar" style:country-asian="SA"/>
    </style:style>
    <style:style style:name="P3" style:family="paragraph" style:parent-style-name="Standard">
      <style:paragraph-properties fo:text-align="justify" style:justify-single-word="false" fo:orphans="0" fo:widows="0">
        <style:tab-stops>
          <style:tab-stop style:position="1cm"/>
          <style:tab-stop style:position="11.382cm"/>
        </style:tab-stops>
      </style:paragraph-properties>
      <style:text-properties fo:color="#00000a" style:language-asian="ar" style:country-asian="SA"/>
    </style:style>
    <style:style style:name="P4" style:family="paragraph" style:parent-style-name="Standard">
      <style:paragraph-properties fo:text-align="center" style:justify-single-word="false" fo:orphans="0" fo:widows="0"/>
      <style:text-properties fo:color="#00000a" fo:font-weight="bold" style:language-asian="ar" style:country-asian="SA" style:font-weight-asian="bold"/>
    </style:style>
    <style:style style:name="P5" style:family="paragraph" style:parent-style-name="Standard">
      <style:paragraph-properties fo:text-align="center" style:justify-single-word="false" fo:orphans="0" fo:widows="0"/>
      <style:text-properties fo:color="#00000a" fo:font-weight="bold" style:language-asian="en" style:country-asian="US" style:font-weight-asian="bold"/>
    </style:style>
    <style:style style:name="P6" style:family="paragraph" style:parent-style-name="Standard">
      <style:paragraph-properties fo:text-align="justify" style:justify-single-word="false" fo:orphans="0" fo:widows="0"/>
      <style:text-properties fo:color="#00000a" fo:font-weight="bold" style:language-asian="en" style:country-asian="US" style:font-weight-asian="bold"/>
    </style:style>
    <style:style style:name="P7" style:family="paragraph" style:parent-style-name="Standard">
      <style:paragraph-properties fo:text-align="justify" style:justify-single-word="false" fo:orphans="0" fo:widows="0"/>
      <style:text-properties fo:color="#00000a" style:language-asian="en" style:country-asian="US"/>
    </style:style>
    <style:style style:name="P8" style:family="paragraph" style:parent-style-name="Standard">
      <style:paragraph-properties fo:orphans="0" fo:widows="0"/>
      <style:text-properties fo:color="#00000a" style:language-asian="en" style:country-asian="US"/>
    </style:style>
    <style:style style:name="P9" style:family="paragraph" style:parent-style-name="Standard">
      <style:paragraph-properties fo:text-align="center" style:justify-single-word="false" fo:orphans="0" fo:widows="0"/>
    </style:style>
    <style:style style:name="P10" style:family="paragraph" style:parent-style-name="Standard">
      <style:paragraph-properties fo:text-align="justify" style:justify-single-word="false" fo:orphans="0" fo:widows="0"/>
    </style:style>
    <style:style style:name="P11" style:family="paragraph" style:parent-style-name="Standard">
      <style:paragraph-properties fo:text-align="justify" style:justify-single-word="false" fo:orphans="0" fo:widows="0"/>
      <style:text-properties officeooo:paragraph-rsid="00065811"/>
    </style:style>
    <style:style style:name="P12" style:family="paragraph" style:parent-style-name="Standard">
      <style:paragraph-properties fo:orphans="0" fo:widows="0"/>
    </style:style>
    <style:style style:name="P13" style:family="paragraph" style:parent-style-name="Standard">
      <style:paragraph-properties fo:line-height="0.508cm" fo:text-align="justify" style:justify-single-word="false" fo:orphans="0" fo:widows="0"/>
    </style:style>
    <style:style style:name="P14" style:family="paragraph" style:parent-style-name="Standard">
      <style:paragraph-properties fo:margin-left="0cm" fo:margin-right="-0.002cm" fo:text-align="center" style:justify-single-word="false" fo:orphans="0" fo:widows="0" fo:text-indent="0cm" style:auto-text-indent="false"/>
      <style:text-properties fo:color="#00000a" style:language-asian="ar" style:country-asian="SA"/>
    </style:style>
    <style:style style:name="P15" style:family="paragraph" style:parent-style-name="Standard" style:list-style-name="">
      <style:paragraph-properties fo:margin-left="0cm" fo:margin-right="-0.002cm" fo:orphans="0" fo:widows="0" fo:text-indent="0cm" style:auto-text-indent="false" fo:keep-with-next="always">
        <style:tab-stops>
          <style:tab-stop style:position="0cm"/>
          <style:tab-stop style:position="1.27cm"/>
        </style:tab-stops>
      </style:paragraph-properties>
    </style:style>
    <style:style style:name="P16" style:family="paragraph" style:parent-style-name="Standard">
      <style:paragraph-properties fo:margin-left="0cm" fo:margin-right="0cm" style:line-height-at-least="0.042cm" fo:text-align="justify" style:justify-single-word="false" fo:orphans="0" fo:widows="0" fo:text-indent="1.249cm" style:auto-text-indent="false"/>
    </style:style>
    <style:style style:name="P17" style:family="paragraph" style:parent-style-name="Standard">
      <style:paragraph-properties fo:margin-left="0cm" fo:margin-right="0cm" style:line-height-at-least="0.042cm" fo:orphans="0" fo:widows="0" fo:text-indent="1.249cm" style:auto-text-indent="false"/>
    </style:style>
    <style:style style:name="P18" style:family="paragraph" style:parent-style-name="Standard">
      <style:paragraph-properties fo:margin-left="0cm" fo:margin-right="0cm" fo:text-align="justify" style:justify-single-word="false" fo:orphans="0" fo:widows="0" fo:text-indent="1.249cm" style:auto-text-indent="false"/>
      <style:text-properties fo:color="#00000a" style:language-asian="ar" style:country-asian="SA"/>
    </style:style>
    <style:style style:name="P19" style:family="paragraph" style:parent-style-name="Standard">
      <style:paragraph-properties fo:margin-left="0cm" fo:margin-right="0cm" style:line-height-at-least="0.042cm" fo:text-align="justify" style:justify-single-word="false" fo:orphans="0" fo:widows="0" fo:text-indent="1.249cm" style:auto-text-indent="false"/>
      <style:text-properties fo:color="#00000a" style:language-asian="ar" style:country-asian="SA"/>
    </style:style>
    <style:style style:name="P20" style:family="paragraph" style:parent-style-name="Standard">
      <style:paragraph-properties fo:margin-left="0cm" fo:margin-right="0cm" style:line-height-at-least="0.042cm" fo:orphans="0" fo:widows="0" fo:text-indent="1.249cm" style:auto-text-indent="false"/>
      <style:text-properties fo:color="#00000a" style:language-asian="ar" style:country-asian="SA"/>
    </style:style>
    <style:style style:name="P21" style:family="paragraph" style:parent-style-name="Standard">
      <style:paragraph-properties fo:margin-left="0cm" fo:margin-right="0cm" style:line-height-at-least="0.042cm" fo:text-align="justify" style:justify-single-word="false" fo:orphans="0" fo:widows="0" fo:text-indent="1.249cm" style:auto-text-indent="false"/>
      <style:text-properties fo:color="#00000a" fo:font-weight="bold" style:language-asian="ar" style:country-asian="SA" style:font-weight-asian="bold"/>
    </style:style>
    <style:style style:name="P22" style:family="paragraph" style:parent-style-name="Standard">
      <style:paragraph-properties fo:margin-top="0cm" fo:margin-bottom="0.212cm" style:contextual-spacing="false" fo:text-align="justify" style:justify-single-word="false" fo:orphans="0" fo:widows="0">
        <style:tab-stops>
          <style:tab-stop style:position="11.382cm"/>
        </style:tab-stops>
      </style:paragraph-properties>
    </style:style>
    <style:style style:name="P23" style:family="paragraph" style:parent-style-name="Standard" style:master-page-name="Standard">
      <style:paragraph-properties fo:text-align="end" style:justify-single-word="false" fo:orphans="0" fo:widows="0" style:page-number="auto"/>
    </style:style>
    <style:style style:name="P24" style:family="paragraph" style:parent-style-name="List_20_Paragraph" style:list-style-name="WWNum8">
      <style:paragraph-properties fo:text-align="justify" style:justify-single-word="false" fo:orphans="0" fo:widows="0"/>
    </style:style>
    <style:style style:name="P25" style:family="paragraph" style:parent-style-name="List_20_Paragraph">
      <style:paragraph-properties fo:text-align="justify" style:justify-single-word="false" fo:orphans="0" fo:widows="0"/>
      <style:text-properties fo:color="#00000a" fo:font-weight="bold" style:language-asian="ar" style:country-asian="SA" style:font-weight-asian="bold"/>
    </style:style>
    <style:style style:name="T1" style:family="text">
      <style:text-properties fo:color="#00000a" style:language-asian="ar" style:country-asian="SA"/>
    </style:style>
    <style:style style:name="T2" style:family="text">
      <style:text-properties fo:color="#00000a" style:language-asian="ar" style:country-asian="SA" style:font-weight-complex="bold"/>
    </style:style>
    <style:style style:name="T3" style:family="text">
      <style:text-properties fo:color="#00000a" officeooo:rsid="0003e6c2" style:language-asian="ar" style:country-asian="SA"/>
    </style:style>
    <style:style style:name="T4" style:family="text">
      <style:text-properties fo:color="#00000a" officeooo:rsid="0004ad04" style:language-asian="ar" style:country-asian="SA"/>
    </style:style>
    <style:style style:name="T5" style:family="text">
      <style:text-properties fo:color="#00000a" officeooo:rsid="000501e1" style:language-asian="ar" style:country-asian="SA"/>
    </style:style>
    <style:style style:name="T6" style:family="text">
      <style:text-properties fo:color="#00000a" officeooo:rsid="00065811" style:language-asian="ar" style:country-asian="SA"/>
    </style:style>
    <style:style style:name="T7" style:family="text">
      <style:text-properties fo:color="#00000a" fo:font-style="italic" style:language-asian="ar" style:country-asian="SA" style:font-style-asian="italic"/>
    </style:style>
    <style:style style:name="T8" style:family="text">
      <style:text-properties fo:color="#00000a" fo:font-weight="bold" style:language-asian="ar" style:country-asian="SA" style:font-weight-asian="bold"/>
    </style:style>
    <style:style style:name="T9" style:family="text">
      <style:text-properties fo:color="#00000a" fo:font-weight="bold" style:language-asian="en" style:country-asian="US" style:font-weight-asian="bold"/>
    </style:style>
    <style:style style:name="T10" style:family="text">
      <style:text-properties fo:color="#00000a" fo:font-weight="bold" officeooo:rsid="00065811" style:language-asian="en" style:country-asian="US" style:font-weight-asian="bold"/>
    </style:style>
    <style:style style:name="T11" style:family="text">
      <style:text-properties fo:color="#00000a" style:language-asian="ru" style:country-asian="RU"/>
    </style:style>
    <style:style style:name="T12" style:family="text">
      <style:text-properties fo:color="#00000a" style:language-asian="en" style:country-asian="US"/>
    </style:style>
    <style:style style:name="T13" style:family="text">
      <style:text-properties fo:color="#00000a" officeooo:rsid="00065811" style:language-asian="en" style:country-asian="US"/>
    </style:style>
    <style:style style:name="T14" style:family="text">
      <style:text-properties style:language-asian="ar" style:country-asian="SA" style:font-weight-complex="bold"/>
    </style:style>
    <style:style style:name="T15" style:family="text">
      <style:text-properties officeooo:rsid="0004ad04" style:language-asian="ar" style:country-asian="SA" style:font-weight-complex="bold"/>
    </style:style>
    <style:style style:name="T16" style:family="text">
      <style:text-properties fo:language="en" fo:country="US" style:language-asian="ar" style:country-asian="SA" style:font-weight-complex="bold"/>
    </style:style>
    <style:style style:name="T17" style:family="text">
      <style:text-properties fo:color="#ff0000" style:language-asian="ar" style:country-asian="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7"/></text:p>
      <text:p text:style-name="P4"/>
      <text:p text:style-name="P9"><text:span text:style-name="T8">ДОГОВОР №_________</text:span></text:p>
      <text:p text:style-name="P9"><text:span text:style-name="T1">оказания услуг по разработке </text:span><text:span text:style-name="T3">програмного комплекса</text:span><text:span text:style-name="T1"> «</text:span><text:span text:style-name="T3">BarBuy</text:span><text:span text:style-name="T1">»</text:span></text:p>
      <text:p text:style-name="P14"/>
      <text:p text:style-name="P14"/>
      <text:p text:style-name="P15"><text:span text:style-name="T1">г. </text:span><text:span text:style-name="T3">Санкт-Петербург </text:span><text:span text:style-name="T1"><text:s text:c="75"/>от «__» __________ <text:s/>201</text:span><text:span text:style-name="T3">3</text:span><text:span text:style-name="T1"> г.</text:span></text:p>
      <text:p text:style-name="P2"/>
      <text:p text:style-name="P2"/>
      <text:p text:style-name="P16"><text:span text:style-name="T3">ООО Бегемотики</text:span><text:span text:style-name="T1"> (далее – «</text:span><text:span text:style-name="T3">Бегемотики</text:span><text:span text:style-name="T1">») в лице директора Аккуратова Дениса Борисовича действующего на основании Устава, именуемый в дальнейшем «Заказчик», с одной стороны, и </text:span><text:span text:style-name="T3">ООО Зайчики</text:span><text:span text:style-name="T1">, именуемое в дальнейшем «Исполнитель», с другой стороны, совместно именуемые в дальнейшем «Стороны», с соблюдением требований Федерального закона от 18.07.2011 № 223-ФЗ «О закупках товаров, работ, услуг отдельными видами юридических лиц», законодательства Российской Федерации и </text:span><text:span text:style-name="T3">Санкт-Петербурга</text:span><text:span text:style-name="T1">, на основании результатов размещения заказа (протокол от __________ 201</text:span><text:span text:style-name="T3">3</text:span><text:span text:style-name="T1"> года № _____) заключили настоящий договор (далее – Договор) о нижеследующем.</text:span></text:p>
      <text:p text:style-name="P19"/>
      <text:p text:style-name="P16"><text:span text:style-name="T8">1. Предмет Договора</text:span></text:p>
      <text:p text:style-name="P16"><text:span text:style-name="T1">1.1. Оказание услуг </text:span><text:span text:style-name="T11">по разработке програмного комплекса «BarBuy»</text:span><text:span text:style-name="T1"> в соответствии с Техническим заданием (Приложение № 1 к настоящему Договору).</text:span></text:p>
      <text:p text:style-name="P16"><text:span text:style-name="T1">1.2. Исполнитель обязуется передать в собственность Заказчика результат оказанных услуг, а Заказчик оплатить <text:s/>и принять оказанные услуги в количестве, качестве в соответствии с Техническим заданием (Приложение № 1 к настоящему Договору) и Спецификацией (Приложение № 2 к настоящему Договору), являющимися неотъемлемой частью настоящего Договора.</text:span></text:p>
      <text:p text:style-name="P16"><text:span text:style-name="T1">1.3. Сроки оказания услуг: </text:span><text:span text:style-name="T16">c</text:span><text:span text:style-name="T14"> момента заключения договора <text:s/>по 11 сентября 2</text:span><text:span text:style-name="T15">014</text:span><text:span text:style-name="T14"> года включительно.</text:span></text:p>
      <text:p text:style-name="P16"><text:span text:style-name="T1">1.4.</text:span><text:span text:style-name="T17"> </text:span><text:span text:style-name="T1">Место оказания услуг: административное здание, расположенное по адресу: </text:span><text:span text:style-name="T4">190000</text:span><text:span text:style-name="T1">, г. </text:span><text:span text:style-name="T4">Санкт-Петербург</text:span><text:span text:style-name="T1">, пр. Ленина д.2.</text:span></text:p>
      <text:p text:style-name="P21"/>
      <text:p text:style-name="P16"><text:span text:style-name="T8">2. Стоимость услуг и порядок расчетов</text:span></text:p>
      <text:p text:style-name="P16"><text:span text:style-name="T1">2.1. Стоимость услуг по Договору составляет </text:span><text:span text:style-name="T5">20000000</text:span><text:span text:style-name="T1"> (</text:span><text:span text:style-name="T5">двадцать миллионов</text:span><text:span text:style-name="T1">) рублей 00 копеек, включая все налоги и сборы.</text:span></text:p>
      <text:p text:style-name="P16"><text:span text:style-name="T1">2.2. Стоимость услуг по Договору включает все расходы Исполнителя, связанные с исполнением обязательств по Договору, в том числе расходы на перевозку, страхование, уплату таможенных пошлин, налогов, сборов и других обязательных платежей, иных расходов Исполнителя, связанных с исполнением Договора. Стоимость услуг по Договору является твердой, неизменной в течение всего срока договора.</text:span></text:p>
      <text:p text:style-name="P16"><text:span text:style-name="T1">2.3. Оплата производится в рублях, безналичным перечислением денежных средств Заказчиком, на расчетный счет Исполнителя, </text:span><text:span text:style-name="T1"><text:s/>в течение 30 (тридцати) календарных дней после подписания обеими сторонами акта сдачи-приемки оказанных услуг (Приложение № 3 к настоящему Договору).</text:span></text:p>
      <text:p text:style-name="P19"/>
      <text:p text:style-name="P16"><text:span text:style-name="T8">3. Обязанности сторон</text:span></text:p>
      <text:p text:style-name="P16"><text:span text:style-name="T1">3.1. Исполнитель обязуется:</text:span></text:p>
      <text:p text:style-name="P16"><text:span text:style-name="T1">3.1.1. Оказать услуги по разработке програмного комплекса «BarBuy» в соответствии с Техническим заданием (Приложение №1 к настоящему Договору), надлежащего качества. В срок, указанный в пункте 1.3 Договора.</text:span></text:p>
      <text:p text:style-name="P16"><text:span text:style-name="T1">3.1.2. Оформить все документы для передачи результатов оказанных услуг Заказчику.</text:span></text:p>
      <text:p text:style-name="P16"><text:span text:style-name="T1">3.1.3. Согласовать с Заказчиком действия. Предпринимаемые в целях исполнения </text:span><text:soft-page-break/><text:span text:style-name="T1">настоящего Договора.</text:span></text:p>
      <text:p text:style-name="P16"><text:span text:style-name="T1">3.1.4. Выполнить в полном объеме все свои обязательства, предусмотренные в других пунктах настоящего Договора.</text:span></text:p>
      <text:p text:style-name="P16"><text:span text:style-name="T1">3.1.5. Обеспечить Заказчику возможность осуществления контроля за ходом и качеством оказания услуг Исполнителем.</text:span></text:p>
      <text:p text:style-name="P16"><text:span text:style-name="T1">3.1.6. Устранить за свой счет недостатки, иные дефекты, выявленные Заказчиком в ходе контроля за ходом оказания Услуг. В течение гарантийного срока предусмотренного в пункте 5.2 настоящего Договора.</text:span></text:p>
      <text:p text:style-name="P16"><text:span text:style-name="T1">3.1.7. Предоставить Заказчику по его требованию документы, относящиеся к исполнению обязательств по Договору.</text:span></text:p>
      <text:p text:style-name="P16"><text:span text:style-name="T1">3.1.8. Незамедлительно уведомить Заказчика об изменении своих реквизитов указанных в настоящем Договоре. Изменения вступают в силу после получения письменного извещения Заказчиком.</text:span></text:p>
      <text:p text:style-name="P16"><text:span text:style-name="T1">3.1.9. Исполнитель в случае изменения банковских реквизитов, обязан в трехдневный срок со дня их изменения в письменной форме сообщить об этом Заказчику с указанием новых реквизитов расчетного счета. В противном случае все риски, связанные с перечислением денежных средств на указанный в настоящем Договоре счет Исполнителя, несет Исполнитель.</text:span></text:p>
      <text:p text:style-name="P16"><text:span text:style-name="T1">3.2. Заказчик обязуется</text:span></text:p>
      <text:p text:style-name="P16"><text:span text:style-name="T1">3.2.1. Принять надлежащим образом оказанные Исполнителем Услуги по акту сдачи-приемки оказанных услуг (Приложение №3 к настоящему Договору) и оплатить их в соответствии с условиями настоящего Договора.</text:span></text:p>
      <text:p text:style-name="P16"><text:span text:style-name="T1">3.2.2. Провести поверку оказанных Услуг на соответствие Техническому заданию.</text:span></text:p>
      <text:p text:style-name="P16"><text:span text:style-name="T1">3.2.3. Оказывать содействие Исполнителю при оказании Услуг в объёме и на условиях, предусмотренных Договором.</text:span></text:p>
      <text:p text:style-name="P16"><text:span text:style-name="T1">3.2.4. Предоставить Исполнителю по его письменному запросу информацию, необходимую для оказания Услуг.</text:span></text:p>
      <text:p text:style-name="P16"><text:span text:style-name="T1">3.2.5. Сообщить Исполнителю о выявленных дефектах качества оказанных Услуг.</text:span></text:p>
      <text:p text:style-name="P16"><text:span text:style-name="T1">3.3. Исполнитель имеет право</text:span></text:p>
      <text:p text:style-name="P16"><text:span text:style-name="T1">3.3.1. Запрашивать у Заказчика информацию, необходимую для оказания Услуг.</text:span></text:p>
      <text:p text:style-name="P16"><text:span text:style-name="T1">3.3.2. Требовать оплаты надлежащим образом оказанных Услуг в соответствии с разделом 2 настоящего Договора.</text:span></text:p>
      <text:p text:style-name="P16"><text:span text:style-name="T1">3.4. Заказчик имеет право</text:span></text:p>
      <text:p text:style-name="P16"><text:span text:style-name="T1">3.4.1. Требовать предоставление информации, касающейся оказания Услуг по настоящему Договору.</text:span></text:p>
      <text:p text:style-name="P16"><text:span text:style-name="T1">3.4.2. Потребовать устранение обнаруженных при приемке оказанных услуг в период гарантийного срока недостатков (дефектов) за счет Исполнителя.</text:span></text:p>
      <text:p text:style-name="P16"><text:span text:style-name="T1">3.4.3. Задержать оплату оказанных услуг до устранения обнаруженных недостатков (дефектов).</text:span></text:p>
      <text:p text:style-name="P19"/>
      <text:p text:style-name="P16"><text:span text:style-name="T8">4. Сроки, порядок оказания и приемки оказанных услуг</text:span></text:p>
      <text:p text:style-name="P16"><text:span text:style-name="T1">4.1. Приемка результатов оказанных услуг осуществляется приемочной комиссией, назначенной Заказчиком с участием представителя (представителей) Исполнителя.</text:span></text:p>
      <text:p text:style-name="P16"><text:span text:style-name="T1">4.2. Приемочная комиссия, получившая сообщение Исполнителя о готовности к сдаче результатов оказанных услуг, обязана приступить к их приемке в течении 5 (пяти) рабочих дней .</text:span></text:p>
      <text:p text:style-name="P16"><text:span text:style-name="T1">4.3. Приемка услуг осуществляется не более 5 рабочих дней.</text:span></text:p>
      <text:p text:style-name="P16"><text:span text:style-name="T1">4.4. По результатам приемки оказанных услуг приемочная комиссия составляет и подписывает акт приемки-сдачи оказанных услуг (Приложение №3 к настоящему Договору).</text:span></text:p>
      <text:p text:style-name="P16"><text:span text:style-name="T1">4.5. При обнаружении в ходе приемки оказанных услуг недостатков (дефектов) в результатах оказанных услуг, Заказчик и Исполнитель совместно составляют протокол, в </text:span><text:soft-page-break/><text:span text:style-name="T1">котором фиксируется перечень недостатков (дефектов) и сроки их устранения Исполнителем, а также дата повторной приемки оказанных услуг. </text:span></text:p>
      <text:p text:style-name="P16"><text:span text:style-name="T1">4.6. Исполнитель обязан устранить все обнаруженные недостатки (дефекты) за свой счет в сроки, указанные в протоколе.</text:span></text:p>
      <text:p text:style-name="P16"><text:span text:style-name="T1">4.7. Устранение Исполнителем в установленные сроки выявленных Заказчиком недостатков (дефектов) не освобождает его от уплаты штрафа и (или) неустойки (штрафа, пени).</text:span></text:p>
      <text:p text:style-name="P17"><text:span text:style-name="T1">4.8. Датой приемки оказанных услуг <text:s/>считается дата подписания акта приемки-сдачи услуг.</text:span></text:p>
      <text:p text:style-name="P20"/>
      <text:p text:style-name="P17"><text:span text:style-name="T8">5. Гарантия качества</text:span></text:p>
      <text:p text:style-name="P16"><text:span text:style-name="T1">5.1 Исполнитель гарантирует качество и безопасность всего объема оказанных услуг в соответствии с Техническим заданием (Приложение № 1 к настоящему Договору) и требованиями действующего законодательства Российской Федерации.</text:span></text:p>
      <text:p text:style-name="P16"><text:span text:style-name="T1">5.2 Гарантийный срок составляет 12 (двенадцать) месяцев с момента подписания акта сдачи-приемки оказанных услуг.</text:span></text:p>
      <text:p text:style-name="P19"/>
      <text:p text:style-name="P16"><text:span text:style-name="T8">6. Ответственность сторон</text:span></text:p>
      <text:p text:style-name="P16"><text:span text:style-name="T1">6.1. За неисполнение или ненадлежащее исполнение своих обязательств по Договору Стороны несут ответственность в соответствии с действующим законодательством Российской Федерации.</text:span></text:p>
      <text:p text:style-name="P16"><text:span text:style-name="T1">6.2. В случае просрочки исполнения Исполнителем своих обязательств, предусмотренных Договором, Заказчик взыскивает неустойку (штраф, пени). Неустойка (штраф, пени) начисляется за каждый день просрочки исполнения обязательства начиная со дня, следующего после дня истечения установленного срока исполнения обязательства по Договору. </text:span></text:p>
      <text:p text:style-name="P16"><text:span text:style-name="T1">6.3. Размер неустойки (штрафа, пени) устанавливается в размере 1 (одного) % от стоимости оказанных услуг (пункт 2.1 настоящего Договора), но в любом случае не менее одной трехсотой действующей на день уплаты неустойки (штрафа, пени) ставки рефинансирования Центрального банка Российской Федерации.</text:span></text:p>
      <text:p text:style-name="P16"><text:span text:style-name="T1">6.4. Исполнитель освобождается от уплаты неустойки (штрафа, пени), если докажет, что просрочка исполнения указанного обязательства произошла вследствие непреодолимой силы или по вине Заказчика.</text:span></text:p>
      <text:p text:style-name="P16"><text:span text:style-name="T1">6.5. В случае просрочки исполнения Заказчиком обязательств, предусмотренных Договором, Исполнитель вправе потребовать уплату неустойки (штрафа, пени). Неустойка (штраф, пени) начисляется за каждый день просрочки исполнения такого обязательства, начиная со дня, следующего после дня истечения установленного Договором срока исполнения обязательства. </text:span></text:p>
      <text:p text:style-name="P16"><text:span text:style-name="T1">6.6. Размер неустойки (штрафа, пени) устанавливается в размере одной трехсотой действующей на день уплаты неустойки (штрафа, пени) ставки рефинансирования Центрального банка Российской Федерации. </text:span></text:p>
      <text:p text:style-name="P16"><text:span text:style-name="T1">6.7. Заказчик освобождается от уплаты неустойки (штрафа, пени), если докажет, что просрочка исполнения указанного обязательства произошла вследствие непреодолимой силы или по вине Исполнителя.</text:span></text:p>
      <text:p text:style-name="P16"><text:span text:style-name="T1">6.8. В случае неисполнения или ненадлежащего исполнения Исполнителем своих обязательств Заказчик взыскивает с Исполнителя штраф. Размер штрафа устанавливается в размере 10 (десяти) % от стоимости оказания услуг (пункт 2.1 настоящего Договора).</text:span></text:p>
      <text:p text:style-name="P16"><text:span text:style-name="T1">6.9. Исполнитель освобождается от уплаты штрафа, если докажет, что неисполнение или ненадлежащее исполнение обязательства произошло вследствие непреодолимой силы или по вине Заказчика.</text:span></text:p>
      <text:p text:style-name="P16"><text:span text:style-name="T1">6.10. Уплата неустойки (штрафа, пеней) и (или) штрафа не освобождает Исполнителя от исполнения обязательств, предусмотренных Договором, в натуре.</text:span></text:p>
      <text:p text:style-name="P19"><text:soft-page-break/></text:p>
      <text:p text:style-name="P16"><text:span text:style-name="T8">7. Разрешение споров</text:span></text:p>
      <text:p text:style-name="P16"><text:span text:style-name="T1">7.1. Стороны принимают все меры к тому, чтобы любые спорные вопросы, разногласия либо претензии, касающиеся исполнения настоящего Договора, были урегулированы путем переговоров с оформлением совместного протокола урегулирования споров.</text:span></text:p>
      <text:p text:style-name="P16"><text:span text:style-name="T1">7.2. В случае наличия претензий, споров, разногласий относительно исполнения одной из Сторон своих обязательств другая Сторона может направить претензию. В отношении всех претензий, направляемых по настоящему Договору, Сторона, к которой адресована данная претензия, должна дать письменный ответ по существу претензии в срок не позднее 10(десяти) календарных дней с даты ее получения.</text:span></text:p>
      <text:p text:style-name="P16"><text:span text:style-name="T1">7.3. Любы споры, не урегулированные во внесудебном порядке, разрешаются Арбитражным судом Тульской области.</text:span></text:p>
      <text:p text:style-name="P19"/>
      <text:p text:style-name="P16"><text:span text:style-name="T8">8. Обстоятельства действия непреодолимой силы</text:span></text:p>
      <text:p text:style-name="P16"><text:span text:style-name="T1">8.1. Стороны освобождаются от ответственности за полное или частичное неисполнение своих обязательств, если оно явилось следствием обстоятельств не преодолимой силы, а именно наводнения, землетрясения, военных действий, препятствующих надлежащему исполнению обязательств, а так же других чрезвычайных обстоятельств, которые возникли после заключения настоящего Договора и непосредственно повлияли на исполнение Сторонами своих обязательств, а также которые Стороны были не в состоянии предвидеть и предотвратить.</text:span></text:p>
      <text:p text:style-name="P16"><text:span text:style-name="T1">8.2. Сторона, для которой надлежащее исполнение обязательств оказалось невозможном вследствие возникновения обстоятельств непреодолимой силы, обязана в течение 5 (пяти) календарных дней с даты возникновения таких обстоятельств уведомить в письменной форме другую Сторону об их возникновении, виде и возможной продолжительности действия.</text:span></text:p>
      <text:p text:style-name="P16"><text:span text:style-name="T1">8.3. Если обстоятельства непреодолимой силы будут длиться более 30 (тридцати) календарных дней с даты соответствующего уведомления. Каждая из Сторон вправе расторгнуть настоящий договор без требования возмещения убытков, понесенных в связи с наступлением таких обстоятельств.</text:span></text:p>
      <text:p text:style-name="P16"><text:span text:style-name="T1">8.4. В случае действия обстоятельств непреодолимой силы менее 30 (тридцати) дней срок исполнения договора Сторонами отодвигается соразмерно времени, в течение которого действуют обстоятельства непреодолимой силы и их последствия.</text:span></text:p>
      <text:p text:style-name="P21"/>
      <text:p text:style-name="P16"><text:span text:style-name="T8">9. Срок действия договора и заключительные положения</text:span></text:p>
      <text:p text:style-name="P16"><text:span text:style-name="T1">9.1. Настоящий Договор вступает в силу с момента его заключения и действует до полного исполнения Сторонами своих обязательств по настоящему Договору.</text:span></text:p>
      <text:p text:style-name="P16"><text:span text:style-name="T1">9.2. Настоящий Договор может быть расторгнут исключительно по соглашению Сторон или решению суда по основаниям, предусмотренным гражданским законодательством Российской Федерации.</text:span></text:p>
      <text:p text:style-name="P16"><text:span text:style-name="T1">В случае расторжения Договора, стоимость услуг, фактически оказанных на момент его расторжения, подлежит обязательной оплате, если их качество удовлетворяет требованиям Заказчика. </text:span></text:p>
      <text:p text:style-name="P16"><text:span text:style-name="T1">9.3. Изменения и дополнения к настоящему договору, не противоречащие действующему законодательству Российской Федерации, оформляются дополнительными соглашениями Сторон в письменной форме.</text:span></text:p>
      <text:p text:style-name="P16"><text:span text:style-name="T1">9.4. Любое уведомление, которое одна Сторона направляет другой Стороне, направляется в письменной форме почтой или факсимильной связью с последующим представлением оригинала. Уведомление вступает в силу в день получения его лицом, которому оно адресовано. Если иное не установлено законом.</text:span></text:p>
      <text:p text:style-name="P16"><text:span text:style-name="T1">9.5. Во всем, что не предусмотрено настоящим Договором, Стороны </text:span><text:soft-page-break/><text:span text:style-name="T1">руководствуются действующим законодательством Российской Федерации.</text:span></text:p>
      <text:p text:style-name="P16"><text:span text:style-name="T1">9.6. Настоящий Договор составлен в двух экземплярах, имеющих равную юридическую силу, по одному экземпляру для каждой Стороны. <text:s/></text:span></text:p>
      <text:p text:style-name="P16"><text:span text:style-name="T1">9.7. все приложения к настоящему Договору являются его неотъемлемой частью. К настоящему Договору прилагается: </text:span></text:p>
      <text:p text:style-name="P19"/>
      <text:p text:style-name="P16"><text:span text:style-name="T1">Приложение №1: Техническое задание на _ л. в 1 экз.;</text:span></text:p>
      <text:p text:style-name="P16"><text:span text:style-name="T1">Приложение №2: Спецификация на _ л. в 1 экз.;</text:span></text:p>
      <text:p text:style-name="P16"><text:span text:style-name="T1">Приложение №3: Форма акта сдачи-приемки работ на _ л. в 1 экз.</text:span></text:p>
      <text:p text:style-name="P18"/>
      <text:list xml:id="list1131331522" text:style-name="WWNum8">
        <text:list-item>
          <text:p text:style-name="P24"><text:span text:style-name="T8">Банковские реквизиты и подписи сторон</text:span></text:p>
        </text:list-item>
      </text:list>
      <text:p text:style-name="P25"/>
      <text:p text:style-name="P7"/>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text:span text:style-name="T9">Заказчик</text:span></text:p>
          </table:table-cell>
          <table:table-cell table:style-name="Table1.A1" office:value-type="string">
            <text:p text:style-name="P5"/>
          </table:table-cell>
          <table:table-cell table:style-name="Table1.A1" office:value-type="string">
            <text:p text:style-name="P9"><text:span text:style-name="T9">Исполнитель</text:span></text:p>
          </table:table-cell>
        </table:table-row>
        <table:table-row table:style-name="Table1.1">
          <table:table-cell table:style-name="Table1.A1" office:value-type="string">
            <text:p text:style-name="P11"><text:span text:style-name="T10">ООО Бегемотики </text:span></text:p>
          </table:table-cell>
          <table:table-cell table:style-name="Table1.A1" office:value-type="string">
            <text:p text:style-name="P6"/>
          </table:table-cell>
          <table:table-cell table:style-name="Table1.A1" office:value-type="string">
            <text:p text:style-name="P7"/>
          </table:table-cell>
        </table:table-row>
        <table:table-row table:style-name="Table1.1">
          <table:table-cell table:style-name="Table1.A1" office:value-type="string">
            <text:p text:style-name="P10"><text:span text:style-name="T12">ИНН/КПП 7107535139/ 710701001</text:span></text:p>
          </table:table-cell>
          <table:table-cell table:style-name="Table1.A1" office:value-type="string">
            <text:p text:style-name="P7"/>
          </table:table-cell>
          <table:table-cell table:style-name="Table1.A1" office:value-type="string">
            <text:p text:style-name="P10"><text:span text:style-name="T12">ИНН/КПП</text:span></text:p>
          </table:table-cell>
        </table:table-row>
        <table:table-row table:style-name="Table1.1">
          <table:table-cell table:style-name="Table1.A1" office:value-type="string">
            <text:p text:style-name="P12"><text:span text:style-name="T12">Юр.адрес: 300041, <text:s/>г.</text:span><text:span text:style-name="T13">Санкт-Петербург</text:span><text:span text:style-name="T12">, пр. Ленина, д. 2</text:span></text:p>
          </table:table-cell>
          <table:table-cell table:style-name="Table1.A1" office:value-type="string">
            <text:p text:style-name="P7"/>
          </table:table-cell>
          <table:table-cell table:style-name="Table1.A1" office:value-type="string">
            <text:p text:style-name="P10"><text:span text:style-name="T12">Юр. адрес</text:span></text:p>
          </table:table-cell>
        </table:table-row>
        <table:table-row table:style-name="Table1.1">
          <table:table-cell table:style-name="Table1.A1" office:value-type="string">
            <text:p text:style-name="P12"><text:span text:style-name="T12">Банковские реквизиты:</text:span></text:p>
          </table:table-cell>
          <table:table-cell table:style-name="Table1.A1" office:value-type="string">
            <text:p text:style-name="P7"/>
          </table:table-cell>
          <table:table-cell table:style-name="Table1.A1" office:value-type="string">
            <text:p text:style-name="P10"><text:span text:style-name="T12">Банковские реквизиты</text:span></text:p>
          </table:table-cell>
        </table:table-row>
        <table:table-row table:style-name="Table1.1">
          <table:table-cell table:style-name="Table1.A1" office:value-type="string">
            <text:p text:style-name="P13"><text:span text:style-name="T12"/></text:p>
            <text:p text:style-name="P13"><text:span text:style-name="T12">р/с <text:s/>40601810370033000001</text:span></text:p>
            <text:p text:style-name="P10"><text:span text:style-name="T12">БИК <text:s/>047003001</text:span></text:p>
          </table:table-cell>
          <table:table-cell table:style-name="Table1.A1" office:value-type="string">
            <text:p text:style-name="P7"/>
          </table:table-cell>
          <table:table-cell table:style-name="Table1.A1" office:value-type="string">
            <text:p text:style-name="P7"/>
          </table:table-cell>
        </table:table-row>
        <table:table-row table:style-name="Table1.1">
          <table:table-cell table:style-name="Table1.A1" office:value-type="string">
            <text:p text:style-name="P10"><text:span text:style-name="T12">Телефон/Факс: +7(</text:span><text:span text:style-name="T13">812</text:span><text:span text:style-name="T12">) </text:span><text:span text:style-name="T13">555-55-55</text:span></text:p>
          </table:table-cell>
          <table:table-cell table:style-name="Table1.A1" office:value-type="string">
            <text:p text:style-name="P7"/>
          </table:table-cell>
          <table:table-cell table:style-name="Table1.A1" office:value-type="string">
            <text:p text:style-name="P10"><text:span text:style-name="T12">Телефон/Факс</text:span></text:p>
          </table:table-cell>
        </table:table-row>
        <table:table-row table:style-name="Table1.1">
          <table:table-cell table:style-name="Table1.A1" office:value-type="string">
            <text:p text:style-name="P10"><text:span text:style-name="T12">Директор: </text:span></text:p>
            <text:p text:style-name="P7"/>
            <text:p text:style-name="P10"><text:span text:style-name="T12">_____________Аккуратов Денис Борисович</text:span></text:p>
            <text:p text:style-name="P7"/>
            <text:p text:style-name="P10"><text:span text:style-name="T12">МП</text:span></text:p>
          </table:table-cell>
          <table:table-cell table:style-name="Table1.A1" office:value-type="string">
            <text:p text:style-name="P8"/>
          </table:table-cell>
          <table:table-cell table:style-name="Table1.A1" office:value-type="string">
            <text:p text:style-name="P10"><text:span text:style-name="T12">Директор:</text:span></text:p>
            <text:p text:style-name="P7"/>
            <text:p text:style-name="P10"><text:span text:style-name="T12">________________ ФИО</text:span></text:p>
            <text:p text:style-name="P7"/>
            <text:p text:style-name="P10"><text:span text:style-name="T12">МП</text:span></text:p>
          </table:table-cell>
        </table:table-row>
      </table:table>
      <text:p text:style-name="P7"/>
      <text:p text:style-name="P4"/>
      <text:p text:style-name="P22"><text:span text:style-name="T8"><text:s text:c="27"/></text:span></text:p>
      <text:p text:style-name="P3"/>
      <text:p text:style-name="P3"/>
      <text:p text:style-name="P3"/>
      <text:p text:style-name="P3"/>
      <text:p text:style-name="P3"/>
      <text:p text:style-name="P3"/>
      <text:p text:style-name="P3"/>
      <text:p text:style-name="P3"/>
      <text:p text:style-name="P1"><text:span text:style-name="T8"><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WenQuanYi Zen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orphans="2" fo:widows="2" fo:hyphenation-ladder-count="no-limit" style:writing-mode="lr-tb"/>
      <style:text-properties fo:color="#000000" style:font-name="Times New Roman" fo:font-size="12pt" style:font-name-asian="Times New Roman1" style:font-size-asian="12pt" style:language-asian="zh" style:country-asian="CN" style:font-name-complex="Times New Roman1"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_20_text" style:display-name="footnote text" style:family="paragraph" style:parent-style-name="Standard" style:default-outline-level="">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Текст_20_сноски_20_Знак" style:display-name="Текст сноски Знак" style:family="text" style:parent-style-name="Default_20_Paragraph_20_Font">
      <style:text-properties fo:color="#000000" style:font-name="Times New Roman" fo:font-size="10pt" style:font-name-asian="Times New Roman1" style:font-size-asian="10pt" style:language-asian="zh" style:country-asian="CN" style:font-name-complex="Times New Roman1" style:font-size-complex="10pt"/>
    </style:style>
    <style:style style:name="footnote_20_reference" style:display-name="footnote reference" style:family="text" style:parent-style-name="Default_20_Paragraph_20_Font">
      <style:text-properties style:text-position="super 58%" style:font-name="Times New Roman" style:font-name-complex="Times New Roman1"/>
    </style:style>
    <style:style style:name="ListLabel_20_1" style:display-name="ListLabel 1" style:family="text">
      <style:text-properties style:font-name-complex="Times New Roman1"/>
    </style:style>
    <style:style style:name="ListLabel_20_2" style:display-name="ListLabel 2" style:family="text">
      <style:text-properties fo:font-weight="normal" style:font-weight-asian="normal"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ListLabel_20_2" style:num-suffix="."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2"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ListLabel_20_2"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ListLabel_20_2"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ListLabel_20_2"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ListLabel_20_2"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2"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261-L</meta:initial-creator>
    <meta:editing-cycles>4</meta:editing-cycles>
    <meta:creation-date>2012-08-06T07:15:00</meta:creation-date>
    <dc:date>2013-10-26T12:22:55</dc:date>
    <meta:editing-duration>PT31M29S</meta:editing-duration>
    <meta:generator>LibreOffice/3.6$Linux_x86 LibreOffice_project/360m1$Build-3</meta:generator>
    <meta:document-statistic meta:table-count="1" meta:image-count="0" meta:object-count="0" meta:page-count="5" meta:paragraph-count="103" meta:word-count="1625" meta:character-count="13065" meta:non-whitespace-character-count="114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